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7.16pt"/>
    </style:style>
    <style:style style:name="co2" style:family="table-column">
      <style:table-column-properties fo:break-before="auto" style:column-width="99.5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89.49pt"/>
    </style:style>
    <style:style style:name="co5" style:family="table-column">
      <style:table-column-properties fo:break-before="auto" style:column-width="53.26pt"/>
    </style:style>
    <style:style style:name="co6" style:family="table-column">
      <style:table-column-properties fo:break-before="auto" style:column-width="59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47.54pt" svg:height="256.79pt" svg:x="725.39pt" svg:y="21.06pt">
            <loext:p draw:notify-on-update-of-ranges="Sheet1.F4:Sheet1.F12 Sheet1.G3:Sheet1.G3 Sheet1.G4:Sheet1.G12 Sheet1.F4:Sheet1.F12 Sheet1.H3:Sheet1.H3 Sheet1.H4:Sheet1.H12 Sheet1.F4:Sheet1.F12 Sheet1.I3:Sheet1.I3 Sheet1.I4:Sheet1.I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45.98pt" svg:height="298.91pt" svg:x="726.15pt" svg:y="292.14pt">
            <loext:p draw:notify-on-update-of-ranges="Sheet1.F25:Sheet1.F25 Sheet1.F26:Sheet1.F34 Sheet1.G25:Sheet1.G25 Sheet1.G26:Sheet1.G34 Sheet1.F25:Sheet1.F25 Sheet1.F26:Sheet1.F34 Sheet1.H25:Sheet1.H25 Sheet1.H26:Sheet1.H34 Sheet1.F25:Sheet1.F25 Sheet1.F26:Sheet1.F34 Sheet1.I25:Sheet1.I25 Sheet1.I26:Sheet1.I3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Xe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. Workers</text:p>
          </table:table-cell>
          <table:table-cell office:value-type="string" calcext:value-type="string">
            <text:p>Completion Time</text:p>
          </table:table-cell>
          <table:table-cell office:value-type="string" calcext:value-type="string">
            <text:p>Cleaned Comp. Time</text:p>
          </table:table-cell>
          <table:table-cell office:value-type="string" calcext:value-type="string">
            <text:p>Average Comp. Time</text:p>
          </table:table-cell>
          <table:table-cell/>
          <table:table-cell office:value-type="string" calcext:value-type="string">
            <text:p>Completion Ti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uential</text:p>
          </table:table-cell>
          <table:table-cell table:number-columns-repeated="4"/>
          <table:table-cell office:value-type="string" calcext:value-type="string">
            <text:p>Number of Workers</text:p>
          </table:table-cell>
          <table:table-cell office:value-type="string" calcext:value-type="string">
            <text:p>FastFlow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Sequential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37.4932" calcext:value-type="float">
            <text:p>37.4932</text:p>
          </table:table-cell>
          <table:table-cell/>
          <table:table-cell table:formula="of:= AVERAGE([.C4:.C10])" office:value-type="float" office:value="28.44498" calcext:value-type="float">
            <text:p>28.44498</text:p>
          </table:table-cell>
          <table:table-cell/>
          <table:table-cell office:value-type="float" office:value="1" calcext:value-type="float">
            <text:p>1</text:p>
          </table:table-cell>
          <table:table-cell table:formula="of:=[.D13]" office:value-type="float" office:value="30.82624" calcext:value-type="float">
            <text:p>30.82624</text:p>
          </table:table-cell>
          <table:table-cell table:formula="of:=[.D86]" office:value-type="float" office:value="42.15874" calcext:value-type="float">
            <text:p>42.15874</text:p>
          </table:table-cell>
          <table:table-cell table:formula="of:=[.D4]" office:value-type="float" office:value="28.44498" calcext:value-type="float">
            <text:p>28.44498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26.4194" calcext:value-type="float">
            <text:p>26.419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.D21]" office:value-type="float" office:value="23.8155" calcext:value-type="float">
            <text:p>23.8155</text:p>
          </table:table-cell>
          <table:table-cell table:formula="of:=[.D94]" office:value-type="float" office:value="29.04506" calcext:value-type="float">
            <text:p>29.04506</text:p>
          </table:table-cell>
          <table:table-cell table:formula="of:=[.I4]" office:value-type="float" office:value="28.44498" calcext:value-type="float">
            <text:p>28.44498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table:number-columns-repeated="2" office:value-type="float" office:value="27.4201" calcext:value-type="float">
            <text:p>27.420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D29]" office:value-type="float" office:value="19.70668" calcext:value-type="float">
            <text:p>19.70668</text:p>
          </table:table-cell>
          <table:table-cell table:formula="of:=[.D102]" office:value-type="float" office:value="19.0932" calcext:value-type="float">
            <text:p>19.0932</text:p>
          </table:table-cell>
          <table:table-cell table:formula="of:=[.I5]" office:value-type="float" office:value="28.44498" calcext:value-type="float">
            <text:p>28.44498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table:number-columns-repeated="2" office:value-type="float" office:value="27.0101" calcext:value-type="float">
            <text:p>27.010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D37]" office:value-type="float" office:value="16.42612" calcext:value-type="float">
            <text:p>16.42612</text:p>
          </table:table-cell>
          <table:table-cell table:formula="of:=[.D110]" office:value-type="float" office:value="17.48074" calcext:value-type="float">
            <text:p>17.48074</text:p>
          </table:table-cell>
          <table:table-cell table:formula="of:=[.I6]" office:value-type="float" office:value="28.44498" calcext:value-type="float">
            <text:p>28.44498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table:number-columns-repeated="2" office:value-type="float" office:value="29.0412" calcext:value-type="float">
            <text:p>29.041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D45]" office:value-type="float" office:value="15.19854" calcext:value-type="float">
            <text:p>15.19854</text:p>
          </table:table-cell>
          <table:table-cell table:formula="of:=[.D118]" office:value-type="float" office:value="15.62014" calcext:value-type="float">
            <text:p>15.62014</text:p>
          </table:table-cell>
          <table:table-cell table:formula="of:=[.I7]" office:value-type="float" office:value="28.44498" calcext:value-type="float">
            <text:p>28.44498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table:number-columns-repeated="2" office:value-type="float" office:value="28.6703" calcext:value-type="float">
            <text:p>28.670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D53]" office:value-type="float" office:value="13.74184" calcext:value-type="float">
            <text:p>13.74184</text:p>
          </table:table-cell>
          <table:table-cell table:formula="of:=[.D126]" office:value-type="float" office:value="14.9083" calcext:value-type="float">
            <text:p>14.9083</text:p>
          </table:table-cell>
          <table:table-cell table:formula="of:=[.I8]" office:value-type="float" office:value="28.44498" calcext:value-type="float">
            <text:p>28.44498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table:number-columns-repeated="2" office:value-type="float" office:value="30.0832" calcext:value-type="float">
            <text:p>30.083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D61]" office:value-type="float" office:value="12.48354" calcext:value-type="float">
            <text:p>12.48354</text:p>
          </table:table-cell>
          <table:table-cell table:formula="of:=[.D134]" office:value-type="float" office:value="13.80972" calcext:value-type="float">
            <text:p>13.80972</text:p>
          </table:table-cell>
          <table:table-cell table:formula="of:=[.I9]" office:value-type="float" office:value="28.44498" calcext:value-type="float">
            <text:p>28.44498</text:p>
          </table:table-cell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table:formula="of:=[.D69]" office:value-type="float" office:value="11.47672" calcext:value-type="float">
            <text:p>11.47672</text:p>
          </table:table-cell>
          <table:table-cell table:formula="of:=[.D142]" office:value-type="float" office:value="14.9589" calcext:value-type="float">
            <text:p>14.9589</text:p>
          </table:table-cell>
          <table:table-cell table:formula="of:=[.I10]" office:value-type="float" office:value="28.44498" calcext:value-type="float">
            <text:p>28.44498</text:p>
          </table:table-cell>
        </table:table-row>
        <table:table-row table:style-name="ro1">
          <table:table-cell office:value-type="string" calcext:value-type="string">
            <text:p>Fast Flow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formula="of:=[.D77]" office:value-type="float" office:value="11.38564" calcext:value-type="float">
            <text:p>11.38564</text:p>
          </table:table-cell>
          <table:table-cell table:formula="of:=[.D150]" office:value-type="float" office:value="13.96256" calcext:value-type="float">
            <text:p>13.96256</text:p>
          </table:table-cell>
          <table:table-cell table:formula="of:=[.I11]" office:value-type="float" office:value="28.44498" calcext:value-type="float">
            <text:p>28.444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3.062" calcext:value-type="float">
            <text:p>33.062</text:p>
          </table:table-cell>
          <table:table-cell table:formula="of:=AVERAGE([.C13:.C19])" office:value-type="float" office:value="30.82624" calcext:value-type="float">
            <text:p>30.8262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.937" calcext:value-type="float">
            <text:p>23.937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8.045" calcext:value-type="float">
            <text:p>28.04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9.3176" calcext:value-type="float">
            <text:p>29.317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4.552" calcext:value-type="float">
            <text:p>34.55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9.1546" calcext:value-type="float">
            <text:p>29.154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.7511" calcext:value-type="float">
            <text:p>33.7511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22.6998" calcext:value-type="float">
            <text:p>22.6998</text:p>
          </table:table-cell>
          <table:table-cell table:formula="of:=AVERAGE([.C21:.C27])" office:value-type="float" office:value="23.8155" calcext:value-type="float">
            <text:p>23.815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24.7697" calcext:value-type="float">
            <text:p>24.769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.4005" calcext:value-type="float">
            <text:p>21.4005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25.6722" calcext:value-type="float">
            <text:p>25.6722</text:p>
          </table:table-cell>
          <table:table-cell table:number-columns-repeated="2"/>
          <table:table-cell office:value-type="string" calcext:value-type="string">
            <text:p>Speedup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20.4514" calcext:value-type="float">
            <text:p>20.4514</text:p>
          </table:table-cell>
          <table:table-cell table:number-columns-repeated="2"/>
          <table:table-cell office:value-type="string" calcext:value-type="string">
            <text:p>Number of Workers</text:p>
          </table:table-cell>
          <table:table-cell office:value-type="string" calcext:value-type="string">
            <text:p>FastFlow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Ide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.5926" calcext:value-type="float">
            <text:p>26.592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I4]/[.G4]" office:value-type="float" office:value="0.922752174770585" calcext:value-type="float">
            <text:p>0.9227521748</text:p>
          </table:table-cell>
          <table:table-cell table:formula="of:=[.I4]/[.H4]" office:value-type="float" office:value="0.674711340993588" calcext:value-type="float">
            <text:p>0.674711341</text:p>
          </table:table-cell>
          <table:table-cell table:formula="of:=[.F2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25.4844" calcext:value-type="float">
            <text:p>25.484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I5]/[.G5]" office:value-type="float" office:value="1.19438936826856" calcext:value-type="float">
            <text:p>1.1943893683</text:p>
          </table:table-cell>
          <table:table-cell table:formula="of:=[.I5]/[.H5]" office:value-type="float" office:value="0.979339688057108" calcext:value-type="float">
            <text:p>0.9793396881</text:p>
          </table:table-cell>
          <table:table-cell table:formula="of:=[.F27]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table:formula="of:=[.I6]/[.G6]" office:value-type="float" office:value="1.44341817089434" calcext:value-type="float">
            <text:p>1.4434181709</text:p>
          </table:table-cell>
          <table:table-cell table:formula="of:=[.I6]/[.H6]" office:value-type="float" office:value="1.48979636729307" calcext:value-type="float">
            <text:p>1.4897963673</text:p>
          </table:table-cell>
          <table:table-cell table:formula="of:=[.F2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9.1017" calcext:value-type="float">
            <text:p>19.1017</text:p>
          </table:table-cell>
          <table:table-cell table:formula="of:=AVERAGE([.C29:.C35])" office:value-type="float" office:value="19.70668" calcext:value-type="float">
            <text:p>19.70668</text:p>
          </table:table-cell>
          <table:table-cell/>
          <table:table-cell office:value-type="float" office:value="6" calcext:value-type="float">
            <text:p>6</text:p>
          </table:table-cell>
          <table:table-cell table:formula="of:=[.I7]/[.G7]" office:value-type="float" office:value="1.73169196377477" calcext:value-type="float">
            <text:p>1.7316919638</text:p>
          </table:table-cell>
          <table:table-cell table:formula="of:=[.I7]/[.H7]" office:value-type="float" office:value="1.62721829853885" calcext:value-type="float">
            <text:p>1.6272182985</text:p>
          </table:table-cell>
          <table:table-cell table:formula="of:=[.F29]"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.0265" calcext:value-type="float">
            <text:p>18.026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[.I8]/[.G8]" office:value-type="float" office:value="1.87156003142407" calcext:value-type="float">
            <text:p>1.8715600314</text:p>
          </table:table-cell>
          <table:table-cell table:formula="of:=[.I8]/[.H8]" office:value-type="float" office:value="1.82104513787969" calcext:value-type="float">
            <text:p>1.8210451379</text:p>
          </table:table-cell>
          <table:table-cell table:formula="of:=[.F30]"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9.1894" calcext:value-type="float">
            <text:p>19.189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I9]/[.G9]" office:value-type="float" office:value="2.06995424193558" calcext:value-type="float">
            <text:p>2.0699542419</text:p>
          </table:table-cell>
          <table:table-cell table:formula="of:=[.I9]/[.H9]" office:value-type="float" office:value="1.90799621687248" calcext:value-type="float">
            <text:p>1.9079962169</text:p>
          </table:table-cell>
          <table:table-cell table:formula="of:=[.F31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.4324" calcext:value-type="float">
            <text:p>22.432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I10]/[.G10]" office:value-type="float" office:value="2.2785988589775" calcext:value-type="float">
            <text:p>2.278598859</text:p>
          </table:table-cell>
          <table:table-cell table:formula="of:=[.I10]/[.H10]" office:value-type="float" office:value="2.05977963347555" calcext:value-type="float">
            <text:p>2.0597796335</text:p>
          </table:table-cell>
          <table:table-cell table:formula="of:=[.F32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1.6653" calcext:value-type="float">
            <text:p>21.665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I11]/[.G11]" office:value-type="float" office:value="2.47849385538725" calcext:value-type="float">
            <text:p>2.4784938554</text:p>
          </table:table-cell>
          <table:table-cell table:formula="of:=[.I11]/[.H11]" office:value-type="float" office:value="1.90154222569841" calcext:value-type="float">
            <text:p>1.9015422257</text:p>
          </table:table-cell>
          <table:table-cell table:formula="of:=[.F33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9.642" calcext:value-type="float">
            <text:p>19.64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I12]/[.G12]" office:value-type="float" office:value="2.49832069167829" calcext:value-type="float">
            <text:p>2.4983206917</text:p>
          </table:table-cell>
          <table:table-cell table:formula="of:=[.I12]/[.H12]" office:value-type="float" office:value="2.03723242729127" calcext:value-type="float">
            <text:p>2.0372324273</text:p>
          </table:table-cell>
          <table:table-cell table:formula="of:=[.F34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8.935" calcext:value-type="float">
            <text:p>18.93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.1872" calcext:value-type="float">
            <text:p>14.1872</text:p>
          </table:table-cell>
          <table:table-cell/>
          <table:table-cell table:formula="of:=AVERAGE([.C37:.C43])" office:value-type="float" office:value="16.42612" calcext:value-type="float">
            <text:p>16.4261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4.8139" calcext:value-type="float">
            <text:p>14.8139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8.2662" calcext:value-type="float">
            <text:p>18.2662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6.8083" calcext:value-type="float">
            <text:p>16.8083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6.9338" calcext:value-type="float">
            <text:p>16.9338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.2144" calcext:value-type="float">
            <text:p>19.2144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5.3084" calcext:value-type="float">
            <text:p>15.308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5.1238" calcext:value-type="float">
            <text:p>15.1238</text:p>
          </table:table-cell>
          <table:table-cell table:formula="of:=AVERAGE([.C45:.C51])" office:value-type="float" office:value="15.19854" calcext:value-type="float">
            <text:p>15.1985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5.7151" calcext:value-type="float">
            <text:p>15.7151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.9023" calcext:value-type="float">
            <text:p>15.9023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5.1066" calcext:value-type="float">
            <text:p>15.1066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5.3353" calcext:value-type="float">
            <text:p>15.3353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.5681" calcext:value-type="float">
            <text:p>14.568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4.7119" calcext:value-type="float">
            <text:p>14.7119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4.6909" calcext:value-type="float">
            <text:p>14.6909</text:p>
          </table:table-cell>
          <table:table-cell table:formula="of:=AVERAGE([.C53:.C59])" office:value-type="float" office:value="13.74184" calcext:value-type="float">
            <text:p>13.74184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2.8094" calcext:value-type="float">
            <text:p>12.8094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3.2171" calcext:value-type="float">
            <text:p>13.2171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3.1477" calcext:value-type="float">
            <text:p>13.1477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.394" calcext:value-type="float">
            <text:p>16.394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0659" calcext:value-type="float">
            <text:p>12.0659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4.8441" calcext:value-type="float">
            <text:p>14.8441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0.941" calcext:value-type="float">
            <text:p>10.941</text:p>
          </table:table-cell>
          <table:table-cell table:formula="of:=AVERAGE([.C61:.C67])" office:value-type="float" office:value="12.48354" calcext:value-type="float">
            <text:p>12.48354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1.9844" calcext:value-type="float">
            <text:p>11.9844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.6327" calcext:value-type="float">
            <text:p>14.6327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2.5238" calcext:value-type="float">
            <text:p>12.5238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4.4141" calcext:value-type="float">
            <text:p>14.4141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2.5544" calcext:value-type="float">
            <text:p>12.5544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.5436" calcext:value-type="float">
            <text:p>10.5436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.742" calcext:value-type="float">
            <text:p>10.742</text:p>
          </table:table-cell>
          <table:table-cell/>
          <table:table-cell table:formula="of:=AVERAGE([.C69:.C75])" office:value-type="float" office:value="11.47672" calcext:value-type="float">
            <text:p>11.47672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0.7939" calcext:value-type="float">
            <text:p>10.7939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.7919" calcext:value-type="float">
            <text:p>13.7919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1.2354" calcext:value-type="float">
            <text:p>11.2354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2.2159" calcext:value-type="float">
            <text:p>12.2159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1.6749" calcext:value-type="float">
            <text:p>11.6749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1.4635" calcext:value-type="float">
            <text:p>11.463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1.0435" calcext:value-type="float">
            <text:p>11.0435</text:p>
          </table:table-cell>
          <table:table-cell table:formula="of:=AVERAGE([.C77:.C83])" office:value-type="float" office:value="11.38564" calcext:value-type="float">
            <text:p>11.38564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.5818" calcext:value-type="float">
            <text:p>13.5818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2.4178" calcext:value-type="float">
            <text:p>12.4178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1.5918" calcext:value-type="float">
            <text:p>11.5918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1.5956" calcext:value-type="float">
            <text:p>11.5956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0.2795" calcext:value-type="float">
            <text:p>10.2795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.88596" calcext:value-type="float">
            <text:p>9.88596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hreads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.2174" calcext:value-type="float">
            <text:p>53.2174</text:p>
          </table:table-cell>
          <table:table-cell/>
          <table:table-cell table:formula="of:=AVERAGE([.C86:.C92])" office:value-type="float" office:value="42.15874" calcext:value-type="float">
            <text:p>42.1587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4.2164" calcext:value-type="float">
            <text:p>44.216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3.7467" calcext:value-type="float">
            <text:p>43.7467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.5736" calcext:value-type="float">
            <text:p>39.5736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0.4354" calcext:value-type="float">
            <text:p>40.435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1.6745" calcext:value-type="float">
            <text:p>41.674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0.7207" calcext:value-type="float">
            <text:p>40.7207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.453" calcext:value-type="float">
            <text:p>26.453</text:p>
          </table:table-cell>
          <table:table-cell/>
          <table:table-cell table:formula="of:=AVERAGE([.C94:.C100])" office:value-type="float" office:value="29.04506" calcext:value-type="float">
            <text:p>29.0450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28.5775" calcext:value-type="float">
            <text:p>28.577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3.5621" calcext:value-type="float">
            <text:p>33.562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.2738" calcext:value-type="float">
            <text:p>41.2738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27.9019" calcext:value-type="float">
            <text:p>27.901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28.0519" calcext:value-type="float">
            <text:p>28.051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27.1319" calcext:value-type="float">
            <text:p>27.1319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9.8097" calcext:value-type="float">
            <text:p>19.8097</text:p>
          </table:table-cell>
          <table:table-cell table:formula="of:=AVERAGE([.C102:.C108])" office:value-type="float" office:value="19.0932" calcext:value-type="float">
            <text:p>19.093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9.8469" calcext:value-type="float">
            <text:p>19.8469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.3028" calcext:value-type="float">
            <text:p>18.302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8.5909" calcext:value-type="float">
            <text:p>18.5909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8.4174" calcext:value-type="float">
            <text:p>18.4174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8.8011" calcext:value-type="float">
            <text:p>18.8011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.9001" calcext:value-type="float">
            <text:p>19.9001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7.2243" calcext:value-type="float">
            <text:p>17.2243</text:p>
          </table:table-cell>
          <table:table-cell table:formula="of:=AVERAGE([.C110:.C116])" office:value-type="float" office:value="17.48074" calcext:value-type="float">
            <text:p>17.48074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7.607" calcext:value-type="float">
            <text:p>17.607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.1765" calcext:value-type="float">
            <text:p>16.1765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7.5936" calcext:value-type="float">
            <text:p>17.5936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.192" calcext:value-type="float">
            <text:p>18.192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7.0669" calcext:value-type="float">
            <text:p>17.0669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7.9119" calcext:value-type="float">
            <text:p>17.9119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.2369" calcext:value-type="float">
            <text:p>14.2369</text:p>
          </table:table-cell>
          <table:table-cell/>
          <table:table-cell table:formula="of:=AVERAGE([.C118:.C124])" office:value-type="float" office:value="15.62014" calcext:value-type="float">
            <text:p>15.6201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.3565" calcext:value-type="float">
            <text:p>17.3565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4.4006" calcext:value-type="float">
            <text:p>14.4006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5.9066" calcext:value-type="float">
            <text:p>15.9066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5.0407" calcext:value-type="float">
            <text:p>15.0407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7.3017" calcext:value-type="float">
            <text:p>17.3017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5.4511" calcext:value-type="float">
            <text:p>15.4511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4.4648" calcext:value-type="float">
            <text:p>14.4648</text:p>
          </table:table-cell>
          <table:table-cell table:formula="of:=AVERAGE([.C126:.C132])" office:value-type="float" office:value="14.9083" calcext:value-type="float">
            <text:p>14.9083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5.6504" calcext:value-type="float">
            <text:p>15.6504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4.022" calcext:value-type="float">
            <text:p>14.022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.3206" calcext:value-type="float">
            <text:p>16.3206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7803" calcext:value-type="float">
            <text:p>13.7803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5.6236" calcext:value-type="float">
            <text:p>15.6236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4.7807" calcext:value-type="float">
            <text:p>14.7807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.2324" calcext:value-type="float">
            <text:p>12.2324</text:p>
          </table:table-cell>
          <table:table-cell/>
          <table:table-cell table:formula="of:=AVERAGE([.C134:.C140])" office:value-type="float" office:value="13.80972" calcext:value-type="float">
            <text:p>13.8097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3.3227" calcext:value-type="float">
            <text:p>13.3227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3.8982" calcext:value-type="float">
            <text:p>13.8982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.1049" calcext:value-type="float">
            <text:p>16.1049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4.1201" calcext:value-type="float">
            <text:p>14.1201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4.7384" calcext:value-type="float">
            <text:p>14.7384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2.9692" calcext:value-type="float">
            <text:p>12.969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6.1201" calcext:value-type="float">
            <text:p>16.1201</text:p>
          </table:table-cell>
          <table:table-cell table:formula="of:=AVERAGE([.C142:.C148])" office:value-type="float" office:value="14.9589" calcext:value-type="float">
            <text:p>14.9589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4.6974" calcext:value-type="float">
            <text:p>14.6974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3.7768" calcext:value-type="float">
            <text:p>13.7768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7.0665" calcext:value-type="float">
            <text:p>17.0665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.3169" calcext:value-type="float">
            <text:p>16.3169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.0756" calcext:value-type="float">
            <text:p>13.0756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3.1337" calcext:value-type="float">
            <text:p>13.1337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.0511" calcext:value-type="float">
            <text:p>15.0511</text:p>
          </table:table-cell>
          <table:table-cell/>
          <table:table-cell table:formula="of:=AVERAGE([.C150:.C156])" office:value-type="float" office:value="13.96256" calcext:value-type="float">
            <text:p>13.9625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3.7385" calcext:value-type="float">
            <text:p>13.7385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3.8964" calcext:value-type="float">
            <text:p>13.8964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4.452" calcext:value-type="float">
            <text:p>14.452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.3293" calcext:value-type="float">
            <text:p>13.3293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3.6747" calcext:value-type="float">
            <text:p>13.6747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4.0512" calcext:value-type="float">
            <text:p>14.051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4">00/00/0000</text:date>, <text:time style:data-style-name="N2" text:time-value="14:56:04.6927895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4T13:35:51.844830930</meta:creation-date>
    <meta:generator>LibreOffice/5.1.6.2$Linux_X86_64 LibreOffice_project/10m0$Build-2</meta:generator>
    <dc:date>2018-03-24T15:10:16.061475279</dc:date>
    <meta:editing-duration>PT1H19M22S</meta:editing-duration>
    <meta:editing-cycles>15</meta:editing-cycles>
    <meta:document-statistic meta:table-count="1" meta:cell-count="47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_32__20_Dots_20_1_20_Dash" svg:stroke-width="0.08cm" svg:stroke-color="#000000" draw:fill-color="#0000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317cm" svg:height="9.06cm" xlink:href=".." xlink:type="simple" chart:class="chart:scatter" chart:style-name="ch1">
        <chart:title svg:x="9.072cm" svg:y="0.317cm" chart:style-name="ch2">
          <text:p>Xeon</text:p>
        </chart:title>
        <chart:subtitle svg:x="8.146cm" svg:y="1.277cm" chart:style-name="ch3">
          <text:p>Completion Time</text:p>
        </chart:subtitle>
        <chart:legend svg:x="15.384cm" svg:y="3.701cm" style:legend-expansion="custom" chartooo:width="3.732cm" chartooo:height="1.603cm" style:legend-expansion-aspect-ratio="2.32813474734872" chart:style-name="ch4"/>
        <chart:plot-area chart:style-name="ch5" table:cell-range-address="Sheet1.F4:Sheet1.I12 Sheet1.G3:Sheet1.I3" chart:data-source-has-labels="row" svg:x="1.733cm" svg:y="2.151cm" svg:width="13.647cm" svg:height="6.482cm">
          <chartooo:coordinate-region svg:x="2.354cm" svg:y="2.35cm" svg:width="12.839cm" svg:height="5.636cm"/>
          <chart:axis chart:dimension="x" chart:name="primary-x" chart:style-name="ch6">
            <chart:title svg:x="7.123cm" svg:y="8.5cm" chart:style-name="ch7">
              <text:p>Number of Workers</text:p>
            </chart:title>
          </chart:axis>
          <chart:axis chart:dimension="y" chart:name="primary-y" chart:style-name="ch6">
            <chart:title svg:x="0.787cm" svg:y="6.653cm" chart:style-name="ch8">
              <text:p>Completion Time</text:p>
            </chart:title>
            <chart:grid chart:style-name="ch9" chart:class="major"/>
          </chart:axis>
          <chart:series chart:style-name="ch10" chart:values-cell-range-address="Sheet1.G4:Sheet1.G12" chart:label-cell-address="Sheet1.G3:Sheet1.G3" chart:class="chart:scatter">
            <chart:domain table:cell-range-address="Sheet1.F4:Sheet1.F12"/>
            <chart:data-point chart:repeated="9"/>
          </chart:series>
          <chart:series chart:style-name="ch11" chart:values-cell-range-address="Sheet1.H4:Sheet1.H12" chart:label-cell-address="Sheet1.H3:Sheet1.H3" chart:class="chart:scatter">
            <chart:data-point chart:repeated="9"/>
          </chart:series>
          <chart:series chart:style-name="ch12" chart:values-cell-range-address="Sheet1.I4:Sheet1.I12" chart:label-cell-address="Sheet1.I3:Sheet1.I3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FastFlow</text:p>
                <draw:g>
                  <svg:desc>Sheet1.G3:Sheet1.G3</svg:desc>
                </draw:g>
              </table:table-cell>
              <table:table-cell office:value-type="string">
                <text:p>Threads</text:p>
                <draw:g>
                  <svg:desc>Sheet1.H3:Sheet1.H3</svg:desc>
                </draw:g>
              </table:table-cell>
              <table:table-cell office:value-type="string">
                <text:p>Sequential</text:p>
                <draw:g>
                  <svg:desc>Sheet1.I3:Sheet1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F4:Sheet1.F12</svg:desc>
                </draw:g>
              </table:table-cell>
              <table:table-cell office:value-type="float" office:value="30.82624">
                <text:p>30.82624</text:p>
                <draw:g>
                  <svg:desc>Sheet1.G4:Sheet1.G12</svg:desc>
                </draw:g>
              </table:table-cell>
              <table:table-cell office:value-type="float" office:value="42.15874">
                <text:p>42.15874</text:p>
                <draw:g>
                  <svg:desc>Sheet1.H4:Sheet1.H12</svg:desc>
                </draw:g>
              </table:table-cell>
              <table:table-cell office:value-type="float" office:value="28.44498">
                <text:p>28.44498</text:p>
                <draw:g>
                  <svg:desc>Sheet1.I4:Sheet1.I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.8155">
                <text:p>23.8155</text:p>
              </table:table-cell>
              <table:table-cell office:value-type="float" office:value="29.04506">
                <text:p>29.04506</text:p>
              </table:table-cell>
              <table:table-cell office:value-type="float" office:value="28.44498">
                <text:p>28.444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9.70668">
                <text:p>19.70668</text:p>
              </table:table-cell>
              <table:table-cell office:value-type="float" office:value="19.0932">
                <text:p>19.0932</text:p>
              </table:table-cell>
              <table:table-cell office:value-type="float" office:value="28.44498">
                <text:p>28.444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6.42612">
                <text:p>16.42612</text:p>
              </table:table-cell>
              <table:table-cell office:value-type="float" office:value="17.48074">
                <text:p>17.48074</text:p>
              </table:table-cell>
              <table:table-cell office:value-type="float" office:value="28.44498">
                <text:p>28.444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5.19854">
                <text:p>15.19854</text:p>
              </table:table-cell>
              <table:table-cell office:value-type="float" office:value="15.62014">
                <text:p>15.62014</text:p>
              </table:table-cell>
              <table:table-cell office:value-type="float" office:value="28.44498">
                <text:p>28.444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3.74184">
                <text:p>13.74184</text:p>
              </table:table-cell>
              <table:table-cell office:value-type="float" office:value="14.9083">
                <text:p>14.9083</text:p>
              </table:table-cell>
              <table:table-cell office:value-type="float" office:value="28.44498">
                <text:p>28.444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2.48354">
                <text:p>12.48354</text:p>
              </table:table-cell>
              <table:table-cell office:value-type="float" office:value="13.80972">
                <text:p>13.80972</text:p>
              </table:table-cell>
              <table:table-cell office:value-type="float" office:value="28.44498">
                <text:p>28.444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1.47672">
                <text:p>11.47672</text:p>
              </table:table-cell>
              <table:table-cell office:value-type="float" office:value="14.9589">
                <text:p>14.9589</text:p>
              </table:table-cell>
              <table:table-cell office:value-type="float" office:value="28.44498">
                <text:p>28.444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1.38564">
                <text:p>11.38564</text:p>
              </table:table-cell>
              <table:table-cell office:value-type="float" office:value="13.96256">
                <text:p>13.96256</text:p>
              </table:table-cell>
              <table:table-cell office:value-type="float" office:value="28.44498">
                <text:p>28.444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_32__20_Dots_20_1_20_Dash" draw:display-name="2 Dots 1 Dash" draw:style="rect" draw:dots1="2" draw:dots2="1" draw:dots2-length="0.203cm" draw:distance="0.203cm"/>
    <draw:stroke-dash draw:name="Dashed_20__28_var_29__20_4" draw:display-name="Dashed (var) 4" draw:style="rect" draw:dots1="1" draw:dots1-length="0.02cm" draw:dots2="1" draw:dots2-length="0.02cm" draw:distance="0.02cm"/>
    <draw:stroke-dash draw:name="Ultrafine_20_Dotted_20__28_var_29_" draw:display-name="Ultrafine Dotted (var)" draw:style="rect" draw:dots1="1" draw:distance="5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_32__20_Dots_20_1_20_Dash" svg:stroke-width="0.08cm" svg:stroke-color="#000000" draw:fill-color="#0000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262cm" svg:height="10.546cm" xlink:href=".." xlink:type="simple" chart:class="chart:scatter" chart:style-name="ch1">
        <chart:title svg:x="9.045cm" svg:y="0.346cm" chart:style-name="ch2">
          <text:p>Xeon</text:p>
        </chart:title>
        <chart:subtitle svg:x="8.793cm" svg:y="1.335cm" chart:style-name="ch3">
          <text:p>Speedup</text:p>
        </chart:subtitle>
        <chart:legend chart:legend-position="end" svg:x="15.716cm" svg:y="4.476cm" style:legend-expansion="high" chart:style-name="ch4"/>
        <chart:plot-area chart:style-name="ch5" table:cell-range-address="Sheet1.F25:Sheet1.I34" chart:data-source-has-labels="row" svg:x="1.396cm" svg:y="2.228cm" svg:width="13.935cm" svg:height="7.127cm">
          <chartooo:coordinate-region svg:x="1.832cm" svg:y="2.427cm" svg:width="13.127cm" svg:height="6.281cm"/>
          <chart:axis chart:dimension="x" chart:name="primary-x" chart:style-name="ch6">
            <chart:title svg:x="6.93cm" svg:y="9.565cm" chart:style-name="ch7">
              <text:p>Number of Workers</text:p>
            </chart:title>
          </chart:axis>
          <chart:axis chart:dimension="y" chart:name="primary-y" chart:style-name="ch6">
            <chart:title svg:x="0.451cm" svg:y="6.51cm" chart:style-name="ch8">
              <text:p>Speedup</text:p>
            </chart:title>
            <chart:grid chart:style-name="ch9" chart:class="major"/>
          </chart:axis>
          <chart:series chart:style-name="ch10" chart:values-cell-range-address="Sheet1.G26:Sheet1.G34" chart:label-cell-address="Sheet1.G25:Sheet1.G25" chart:class="chart:scatter">
            <chart:domain table:cell-range-address="Sheet1.F26:Sheet1.F34"/>
            <chart:data-point chart:repeated="9"/>
          </chart:series>
          <chart:series chart:style-name="ch11" chart:values-cell-range-address="Sheet1.H26:Sheet1.H34" chart:label-cell-address="Sheet1.H25:Sheet1.H25" chart:class="chart:scatter">
            <chart:data-point chart:repeated="9"/>
          </chart:series>
          <chart:series chart:style-name="ch12" chart:values-cell-range-address="Sheet1.I26:Sheet1.I34" chart:label-cell-address="Sheet1.I25:Sheet1.I25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FastFlow</text:p>
                <draw:g>
                  <svg:desc>Sheet1.G25:Sheet1.G25</svg:desc>
                </draw:g>
              </table:table-cell>
              <table:table-cell office:value-type="string">
                <text:p>Threads</text:p>
                <draw:g>
                  <svg:desc>Sheet1.H25:Sheet1.H25</svg:desc>
                </draw:g>
              </table:table-cell>
              <table:table-cell office:value-type="string">
                <text:p>Ideal</text:p>
                <draw:g>
                  <svg:desc>Sheet1.I25:Sheet1.I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F26:Sheet1.F34</svg:desc>
                </draw:g>
              </table:table-cell>
              <table:table-cell office:value-type="float" office:value="0.922752174770585">
                <text:p>0.922752174770585</text:p>
                <draw:g>
                  <svg:desc>Sheet1.G26:Sheet1.G34</svg:desc>
                </draw:g>
              </table:table-cell>
              <table:table-cell office:value-type="float" office:value="0.674711340993588">
                <text:p>0.674711340993588</text:p>
                <draw:g>
                  <svg:desc>Sheet1.H26:Sheet1.H34</svg:desc>
                </draw:g>
              </table:table-cell>
              <table:table-cell office:value-type="float" office:value="1">
                <text:p>1</text:p>
                <draw:g>
                  <svg:desc>Sheet1.I26:Sheet1.I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19438936826856">
                <text:p>1.19438936826856</text:p>
              </table:table-cell>
              <table:table-cell office:value-type="float" office:value="0.979339688057108">
                <text:p>0.9793396880571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.44341817089434">
                <text:p>1.44341817089434</text:p>
              </table:table-cell>
              <table:table-cell office:value-type="float" office:value="1.48979636729307">
                <text:p>1.489796367293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.73169196377477">
                <text:p>1.73169196377477</text:p>
              </table:table-cell>
              <table:table-cell office:value-type="float" office:value="1.62721829853885">
                <text:p>1.627218298538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.87156003142407">
                <text:p>1.87156003142407</text:p>
              </table:table-cell>
              <table:table-cell office:value-type="float" office:value="1.82104513787969">
                <text:p>1.8210451378796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.06995424193558">
                <text:p>2.06995424193558</text:p>
              </table:table-cell>
              <table:table-cell office:value-type="float" office:value="1.90799621687248">
                <text:p>1.907996216872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2.2785988589775">
                <text:p>2.2785988589775</text:p>
              </table:table-cell>
              <table:table-cell office:value-type="float" office:value="2.05977963347555">
                <text:p>2.059779633475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.47849385538725">
                <text:p>2.47849385538725</text:p>
              </table:table-cell>
              <table:table-cell office:value-type="float" office:value="1.90154222569841">
                <text:p>1.901542225698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2.49832069167829">
                <text:p>2.49832069167829</text:p>
              </table:table-cell>
              <table:table-cell office:value-type="float" office:value="2.03723242729127">
                <text:p>2.03723242729127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